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fo:margin-top="0.1388in" fo:margin-bottom="0.0833in"/>
    </style:style>
    <style:style style:name="T6" style:parent-style-name="DefaultParagraphFont" style:family="text">
      <style:text-properties fo:font-weight="bold" style:font-weight-asian="bold" style:font-weight-complex="bold" fo:color="#1F4E79" fo:font-size="26pt" style:font-size-asian="26pt" style:font-size-complex="26pt"/>
    </style:style>
    <style:style style:name="P7" style:parent-style-name="Standard" style:family="paragraph">
      <style:paragraph-properties fo:text-align="center" fo:margin-bottom="0.0555in"/>
    </style:style>
    <style:style style:name="T8" style:parent-style-name="DefaultParagraphFont" style:family="text">
      <style:text-properties fo:font-style="italic" style:font-style-asian="italic" style:font-style-complex="italic" fo:color="#2E75B6" fo:font-size="14pt" style:font-size-asian="14pt" style:font-size-complex="14pt"/>
    </style:style>
    <style:style style:name="P9" style:parent-style-name="Standard" style:family="paragraph">
      <style:paragraph-properties fo:text-align="center" fo:margin-bottom="0.2777in"/>
    </style:style>
    <style:style style:name="T10" style:parent-style-name="DefaultParagraphFont" style:family="text">
      <style:text-properties fo:color="#888888" fo:font-size="10pt" style:font-size-asian="10pt" style:font-size-complex="10pt"/>
    </style:style>
    <style:style style:name="T11" style:parent-style-name="DefaultParagraphFont" style:family="text">
      <style:text-properties fo:color="#888888" fo:font-size="10pt" style:font-size-asian="10pt" style:font-size-complex="10pt"/>
    </style:style>
    <style:style style:name="T12" style:parent-style-name="DefaultParagraphFont" style:family="text">
      <style:text-properties fo:color="#888888" fo:font-size="10pt" style:font-size-asian="10pt" style:font-size-complex="10pt"/>
    </style:style>
    <style:style style:name="P13" style:parent-style-name="Standard" style:family="paragraph">
      <style:paragraph-properties fo:border-top="none" fo:border-left="none" fo:border-bottom="0.0104in solid #2E75B6" fo:border-right="none" fo:padding-top="0in" fo:padding-left="0in" fo:padding-bottom="0.0138in" fo:padding-right="0in" style:shadow="none" fo:margin-top="0.1111in" fo:margin-bottom="0.1111in"/>
    </style:style>
    <style:style style:name="P14" style:parent-style-name="Heading1" style:family="paragraph">
      <style:paragraph-properties fo:margin-top="0.2222in" fo:margin-bottom="0.1111in"/>
    </style:style>
    <style:style style:name="T15" style:parent-style-name="DefaultParagraphFont" style:family="text">
      <style:text-properties style:font-name="Arial" style:font-name-asian="Arial" style:font-name-complex="Arial" fo:font-weight="bold" style:font-weight-asian="bold" style:font-weight-complex="bold" fo:color="#1F4E79"/>
    </style:style>
    <style:style style:name="P16" style:parent-style-name="Standard" style:family="paragraph">
      <style:paragraph-properties fo:margin-top="0.0555in" fo:margin-bottom="0.0555in"/>
    </style:style>
    <style:style style:name="T17" style:parent-style-name="DefaultParagraphFont" style:family="text">
      <style:text-properties fo:color="#000000"/>
    </style:style>
    <style:style style:name="P18" style:parent-style-name="Standard" style:family="paragraph">
      <style:paragraph-properties fo:margin-top="0.0694in" fo:margin-bottom="0.0694in"/>
    </style:style>
    <style:style style:name="P19" style:parent-style-name="Standard" style:family="paragraph">
      <style:paragraph-properties fo:margin-top="0.0555in" fo:margin-bottom="0.0555in"/>
    </style:style>
    <style:style style:name="T20" style:parent-style-name="DefaultParagraphFont" style:family="text">
      <style:text-properties fo:color="#000000"/>
    </style:style>
    <style:style style:name="P21" style:parent-style-name="ListParagraph" style:family="paragraph">
      <style:paragraph-properties fo:margin-top="0.0416in" fo:margin-bottom="0.0416in"/>
    </style:style>
    <style:style style:name="P22" style:parent-style-name="ListParagraph" style:family="paragraph">
      <style:paragraph-properties fo:margin-top="0.0416in" fo:margin-bottom="0.0416in"/>
    </style:style>
    <style:style style:name="P23" style:parent-style-name="ListParagraph" style:family="paragraph">
      <style:paragraph-properties fo:margin-top="0.0416in" fo:margin-bottom="0.0416in"/>
    </style:style>
    <style:style style:name="P24" style:parent-style-name="ListParagraph" style:family="paragraph">
      <style:paragraph-properties fo:margin-top="0.0416in" fo:margin-bottom="0.0416in"/>
    </style:style>
    <style:style style:name="P25" style:parent-style-name="ListParagraph" style:family="paragraph">
      <style:paragraph-properties fo:margin-top="0.0416in" fo:margin-bottom="0.0416in"/>
    </style:style>
    <style:style style:name="P26" style:parent-style-name="ListParagraph" style:family="paragraph">
      <style:paragraph-properties fo:margin-top="0.0416in" fo:margin-bottom="0.0416in"/>
    </style:style>
    <style:style style:name="P27" style:parent-style-name="Standard" style:family="paragraph">
      <style:paragraph-properties fo:border-top="none" fo:border-left="none" fo:border-bottom="0.0104in solid #2E75B6" fo:border-right="none" fo:padding-top="0in" fo:padding-left="0in" fo:padding-bottom="0.0138in" fo:padding-right="0in" style:shadow="none" fo:margin-top="0.1111in" fo:margin-bottom="0.1111in"/>
    </style:style>
    <style:style style:name="P28" style:parent-style-name="Heading1" style:family="paragraph">
      <style:paragraph-properties fo:margin-top="0.2222in" fo:margin-bottom="0.1111in"/>
    </style:style>
    <style:style style:name="T29" style:parent-style-name="DefaultParagraphFont" style:family="text">
      <style:text-properties style:font-name="Arial" style:font-name-asian="Arial" style:font-name-complex="Arial" fo:font-weight="bold" style:font-weight-asian="bold" style:font-weight-complex="bold" fo:color="#1F4E79"/>
    </style:style>
    <style:style style:name="P30" style:parent-style-name="Standard" style:family="paragraph">
      <style:paragraph-properties fo:margin-top="0.0555in" fo:margin-bottom="0.0555in"/>
    </style:style>
    <style:style style:name="T31" style:parent-style-name="DefaultParagraphFont" style:family="text">
      <style:text-properties fo:color="#000000"/>
    </style:style>
    <style:style style:name="P32" style:parent-style-name="Standard" style:family="paragraph">
      <style:paragraph-properties fo:margin-top="0.0694in" fo:margin-bottom="0.0694in"/>
    </style:style>
    <style:style style:name="T33" style:parent-style-name="DefaultParagraphFont" style:family="text">
      <style:text-properties style:font-name="Arial" style:font-name-asian="Arial" style:font-name-complex="Arial" fo:font-weight="bold" style:font-weight-asian="bold" style:font-weight-complex="bold" fo:color="#2E75B6"/>
    </style:style>
    <style:style style:name="P34" style:parent-style-name="Standard" style:family="paragraph">
      <style:paragraph-properties fo:margin-top="0.0555in" fo:margin-bottom="0.0555in"/>
      <style:text-properties fo:color="#000000"/>
    </style:style>
    <style:style style:name="P35" style:parent-style-name="Standard" style:family="paragraph">
      <style:paragraph-properties fo:margin-top="0.0555in" fo:margin-bottom="0.0555in"/>
    </style:style>
    <style:style style:name="T36" style:parent-style-name="DefaultParagraphFont" style:family="text">
      <style:text-properties fo:font-weight="bold" style:font-weight-asian="bold" style:font-weight-complex="bold" fo:color="#2E75B6" fo:font-size="13pt" style:font-size-asian="13pt" style:font-size-complex="13pt"/>
    </style:style>
    <style:style style:name="P37" style:parent-style-name="Standard" style:family="paragraph">
      <style:paragraph-properties fo:margin-top="0.0555in" fo:margin-bottom="0.0555in"/>
    </style:style>
    <style:style style:name="T38" style:parent-style-name="DefaultParagraphFont" style:family="text">
      <style:text-properties fo:color="#000000"/>
    </style:style>
    <style:style style:name="P39" style:parent-style-name="ListParagraph" style:family="paragraph">
      <style:paragraph-properties fo:margin-top="0.0416in" fo:margin-bottom="0.0416in"/>
    </style:style>
    <style:style style:name="P40" style:parent-style-name="ListParagraph" style:family="paragraph">
      <style:paragraph-properties fo:margin-top="0.0416in" fo:margin-bottom="0.0416in"/>
    </style:style>
    <style:style style:name="P41" style:parent-style-name="ListParagraph" style:family="paragraph">
      <style:paragraph-properties fo:margin-top="0.0416in" fo:margin-bottom="0.0416in"/>
    </style:style>
    <style:style style:name="P42" style:parent-style-name="ListParagraph" style:family="paragraph">
      <style:paragraph-properties fo:margin-top="0.0416in" fo:margin-bottom="0.0416in"/>
    </style:style>
    <style:style style:name="P43" style:parent-style-name="Standard" style:family="paragraph">
      <style:paragraph-properties fo:margin-top="0.0694in" fo:margin-bottom="0.0694in"/>
    </style:style>
    <style:style style:name="P44" style:parent-style-name="Standard" style:family="paragraph">
      <style:paragraph-properties fo:margin-top="0.0555in" fo:margin-bottom="0.0555in"/>
    </style:style>
    <style:style style:name="T45" style:parent-style-name="DefaultParagraphFont" style:family="text">
      <style:text-properties fo:color="#000000"/>
    </style:style>
    <style:style style:name="P46" style:parent-style-name="Standard" style:family="paragraph">
      <style:paragraph-properties fo:margin-top="0.0694in" fo:margin-bottom="0.0694in"/>
    </style:style>
    <style:style style:name="T47" style:parent-style-name="DefaultParagraphFont" style:family="text">
      <style:text-properties style:font-name="Arial" style:font-name-asian="Arial" style:font-name-complex="Arial" fo:font-weight="bold" style:font-weight-asian="bold" style:font-weight-complex="bold" fo:color="#2E75B6"/>
    </style:style>
    <style:style style:name="P48" style:parent-style-name="Standard" style:family="paragraph">
      <style:paragraph-properties fo:margin-top="0.0555in" fo:margin-bottom="0.0555in"/>
    </style:style>
    <style:style style:name="T49" style:parent-style-name="DefaultParagraphFont" style:family="text">
      <style:text-properties fo:color="#000000"/>
    </style:style>
    <style:style style:name="P50" style:parent-style-name="Standard" style:family="paragraph">
      <style:paragraph-properties fo:margin-top="0.0694in" fo:margin-bottom="0.0694in"/>
    </style:style>
    <style:style style:name="T51" style:parent-style-name="DefaultParagraphFont" style:family="text">
      <style:text-properties style:font-name="Arial" style:font-name-asian="Arial" style:font-name-complex="Arial" fo:font-weight="bold" style:font-weight-asian="bold" style:font-weight-complex="bold" fo:color="#2E75B6"/>
    </style:style>
    <style:style style:name="P52" style:parent-style-name="Standard" style:family="paragraph">
      <style:paragraph-properties fo:margin-top="0.0555in" fo:margin-bottom="0.0555in"/>
    </style:style>
    <style:style style:name="T53" style:parent-style-name="DefaultParagraphFont" style:family="text">
      <style:text-properties fo:color="#000000"/>
    </style:style>
    <style:style style:name="P54" style:parent-style-name="Standard" style:family="paragraph">
      <style:paragraph-properties fo:border-top="none" fo:border-left="none" fo:border-bottom="0.0104in solid #2E75B6" fo:border-right="none" fo:padding-top="0in" fo:padding-left="0in" fo:padding-bottom="0.0138in" fo:padding-right="0in" style:shadow="none" fo:margin-top="0.1111in" fo:margin-bottom="0.1111in"/>
    </style:style>
    <style:style style:name="P55" style:parent-style-name="Heading1" style:family="paragraph">
      <style:paragraph-properties fo:margin-top="0.2222in" fo:margin-bottom="0.1111in"/>
    </style:style>
    <style:style style:name="T56" style:parent-style-name="DefaultParagraphFont" style:family="text">
      <style:text-properties style:font-name="Arial" style:font-name-asian="Arial" style:font-name-complex="Arial" fo:font-weight="bold" style:font-weight-asian="bold" style:font-weight-complex="bold" fo:color="#1F4E79"/>
    </style:style>
    <style:style style:name="P57" style:parent-style-name="Standard" style:family="paragraph">
      <style:paragraph-properties fo:margin-top="0.0555in" fo:margin-bottom="0.0555in"/>
    </style:style>
    <style:style style:name="T58" style:parent-style-name="DefaultParagraphFont" style:family="text">
      <style:text-properties fo:color="#000000"/>
    </style:style>
    <style:style style:name="P59" style:parent-style-name="Standard" style:family="paragraph">
      <style:paragraph-properties fo:margin-top="0.0694in" fo:margin-bottom="0.0694in"/>
    </style:style>
    <style:style style:name="TableColumn61" style:family="table-column">
      <style:table-column-properties style:column-width="2.1659in" style:use-optimal-column-width="false"/>
    </style:style>
    <style:style style:name="TableColumn62" style:family="table-column">
      <style:table-column-properties style:column-width="4.334in" style:use-optimal-column-width="false"/>
    </style:style>
    <style:style style:name="Table60" style:family="table">
      <style:table-properties style:width="6.5in" fo:margin-left="0.0006in" table:align="left"/>
    </style:style>
    <style:style style:name="TableRow63" style:family="table-row">
      <style:table-row-properties style:use-optimal-row-height="false"/>
    </style:style>
    <style:style style:name="TableCell64" style:family="table-cell">
      <style:table-cell-properties fo:border="0.0034in solid #CCCCCC" fo:background-color="#1F4E79" style:writing-mode="lr-tb" fo:padding-top="0.0694in" fo:padding-left="0.1111in" fo:padding-bottom="0.0694in" fo:padding-right="0.1111in">
        <style:background-fill draw:fill="solid" draw:fill-color="#1F4E79"/>
      </style:table-cell-properties>
    </style:style>
    <style:style style:name="T65" style:parent-style-name="DefaultParagraphFont" style:family="text">
      <style:text-properties fo:font-weight="bold" style:font-weight-asian="bold" style:font-weight-complex="bold" fo:color="#FFFFFF"/>
    </style:style>
    <style:style style:name="TableCell66" style:family="table-cell">
      <style:table-cell-properties fo:border="0.0034in solid #CCCCCC" fo:background-color="#1F4E79" style:writing-mode="lr-tb" fo:padding-top="0.0694in" fo:padding-left="0.1111in" fo:padding-bottom="0.0694in" fo:padding-right="0.1111in">
        <style:background-fill draw:fill="solid" draw:fill-color="#1F4E79"/>
      </style:table-cell-properties>
    </style:style>
    <style:style style:name="T67" style:parent-style-name="DefaultParagraphFont" style:family="text">
      <style:text-properties fo:font-weight="bold" style:font-weight-asian="bold" style:font-weight-complex="bold" fo:color="#FFFFFF"/>
    </style:style>
    <style:style style:name="TableRow68" style:family="table-row">
      <style:table-row-properties style:use-optimal-row-height="false"/>
    </style:style>
    <style:style style:name="TableCell69" style:family="table-cell">
      <style:table-cell-properties fo:border="0.0034in solid #CCCCCC" fo:background-color="#FFFFFF" style:writing-mode="lr-tb" fo:padding-top="0.0694in" fo:padding-left="0.1111in" fo:padding-bottom="0.0694in" fo:padding-right="0.1111in">
        <style:background-fill draw:fill="solid" draw:fill-color="#FFFFFF"/>
      </style:table-cell-properties>
    </style:style>
    <style:style style:name="T70" style:parent-style-name="DefaultParagraphFont" style:family="text">
      <style:text-properties fo:font-weight="bold" style:font-weight-asian="bold" style:font-weight-complex="bold"/>
    </style:style>
    <style:style style:name="TableCell71" style:family="table-cell">
      <style:table-cell-properties fo:border="0.0034in solid #CCCCCC" fo:background-color="#FFFFFF" style:writing-mode="lr-tb" fo:padding-top="0.0694in" fo:padding-left="0.1111in" fo:padding-bottom="0.0694in" fo:padding-right="0.1111in">
        <style:background-fill draw:fill="solid" draw:fill-color="#FFFFFF"/>
      </style:table-cell-properties>
    </style:style>
    <style:style style:name="TableRow72" style:family="table-row">
      <style:table-row-properties style:use-optimal-row-height="false"/>
    </style:style>
    <style:style style:name="TableCell73" style:family="table-cell">
      <style:table-cell-properties fo:border="0.0034in solid #CCCCCC" fo:background-color="#EAF4FB" style:writing-mode="lr-tb" fo:padding-top="0.0694in" fo:padding-left="0.1111in" fo:padding-bottom="0.0694in" fo:padding-right="0.1111in">
        <style:background-fill draw:fill="solid" draw:fill-color="#EAF4FB"/>
      </style:table-cell-properties>
    </style:style>
    <style:style style:name="T74" style:parent-style-name="DefaultParagraphFont" style:family="text">
      <style:text-properties fo:font-weight="bold" style:font-weight-asian="bold" style:font-weight-complex="bold"/>
    </style:style>
    <style:style style:name="TableCell75" style:family="table-cell">
      <style:table-cell-properties fo:border="0.0034in solid #CCCCCC" fo:background-color="#EAF4FB" style:writing-mode="lr-tb" fo:padding-top="0.0694in" fo:padding-left="0.1111in" fo:padding-bottom="0.0694in" fo:padding-right="0.1111in">
        <style:background-fill draw:fill="solid" draw:fill-color="#EAF4FB"/>
      </style:table-cell-properties>
    </style:style>
    <style:style style:name="TableRow76" style:family="table-row">
      <style:table-row-properties style:use-optimal-row-height="false"/>
    </style:style>
    <style:style style:name="TableCell77" style:family="table-cell">
      <style:table-cell-properties fo:border="0.0034in solid #CCCCCC" fo:background-color="#FFFFFF" style:writing-mode="lr-tb" fo:padding-top="0.0694in" fo:padding-left="0.1111in" fo:padding-bottom="0.0694in" fo:padding-right="0.1111in">
        <style:background-fill draw:fill="solid" draw:fill-color="#FFFFFF"/>
      </style:table-cell-properties>
    </style:style>
    <style:style style:name="T78" style:parent-style-name="DefaultParagraphFont" style:family="text">
      <style:text-properties fo:font-weight="bold" style:font-weight-asian="bold" style:font-weight-complex="bold"/>
    </style:style>
    <style:style style:name="TableCell79" style:family="table-cell">
      <style:table-cell-properties fo:border="0.0034in solid #CCCCCC" fo:background-color="#FFFFFF" style:writing-mode="lr-tb" fo:padding-top="0.0694in" fo:padding-left="0.1111in" fo:padding-bottom="0.0694in" fo:padding-right="0.1111in">
        <style:background-fill draw:fill="solid" draw:fill-color="#FFFFFF"/>
      </style:table-cell-properties>
    </style:style>
    <style:style style:name="TableRow80" style:family="table-row">
      <style:table-row-properties style:use-optimal-row-height="false"/>
    </style:style>
    <style:style style:name="TableCell81" style:family="table-cell">
      <style:table-cell-properties fo:border="0.0034in solid #CCCCCC" fo:background-color="#EAF4FB" style:writing-mode="lr-tb" fo:padding-top="0.0694in" fo:padding-left="0.1111in" fo:padding-bottom="0.0694in" fo:padding-right="0.1111in">
        <style:background-fill draw:fill="solid" draw:fill-color="#EAF4FB"/>
      </style:table-cell-properties>
    </style:style>
    <style:style style:name="T82" style:parent-style-name="DefaultParagraphFont" style:family="text">
      <style:text-properties fo:font-weight="bold" style:font-weight-asian="bold" style:font-weight-complex="bold"/>
    </style:style>
    <style:style style:name="TableCell83" style:family="table-cell">
      <style:table-cell-properties fo:border="0.0034in solid #CCCCCC" fo:background-color="#EAF4FB" style:writing-mode="lr-tb" fo:padding-top="0.0694in" fo:padding-left="0.1111in" fo:padding-bottom="0.0694in" fo:padding-right="0.1111in">
        <style:background-fill draw:fill="solid" draw:fill-color="#EAF4FB"/>
      </style:table-cell-properties>
    </style:style>
    <style:style style:name="TableRow84" style:family="table-row">
      <style:table-row-properties style:use-optimal-row-height="false"/>
    </style:style>
    <style:style style:name="TableCell85" style:family="table-cell">
      <style:table-cell-properties fo:border="0.0034in solid #CCCCCC" fo:background-color="#FFFFFF" style:writing-mode="lr-tb" fo:padding-top="0.0694in" fo:padding-left="0.1111in" fo:padding-bottom="0.0694in" fo:padding-right="0.1111in">
        <style:background-fill draw:fill="solid" draw:fill-color="#FFFFFF"/>
      </style:table-cell-properties>
    </style:style>
    <style:style style:name="T86" style:parent-style-name="DefaultParagraphFont" style:family="text">
      <style:text-properties fo:font-weight="bold" style:font-weight-asian="bold" style:font-weight-complex="bold"/>
    </style:style>
    <style:style style:name="TableCell87" style:family="table-cell">
      <style:table-cell-properties fo:border="0.0034in solid #CCCCCC" fo:background-color="#FFFFFF" style:writing-mode="lr-tb" fo:padding-top="0.0694in" fo:padding-left="0.1111in" fo:padding-bottom="0.0694in" fo:padding-right="0.1111in">
        <style:background-fill draw:fill="solid" draw:fill-color="#FFFFFF"/>
      </style:table-cell-properties>
    </style:style>
    <style:style style:name="TableRow88" style:family="table-row">
      <style:table-row-properties style:use-optimal-row-height="false"/>
    </style:style>
    <style:style style:name="TableCell89" style:family="table-cell">
      <style:table-cell-properties fo:border="0.0034in solid #CCCCCC" fo:background-color="#EAF4FB" style:writing-mode="lr-tb" fo:padding-top="0.0694in" fo:padding-left="0.1111in" fo:padding-bottom="0.0694in" fo:padding-right="0.1111in">
        <style:background-fill draw:fill="solid" draw:fill-color="#EAF4FB"/>
      </style:table-cell-properties>
    </style:style>
    <style:style style:name="T90" style:parent-style-name="DefaultParagraphFont" style:family="text">
      <style:text-properties fo:font-weight="bold" style:font-weight-asian="bold" style:font-weight-complex="bold"/>
    </style:style>
    <style:style style:name="TableCell91" style:family="table-cell">
      <style:table-cell-properties fo:border="0.0034in solid #CCCCCC" fo:background-color="#EAF4FB" style:writing-mode="lr-tb" fo:padding-top="0.0694in" fo:padding-left="0.1111in" fo:padding-bottom="0.0694in" fo:padding-right="0.1111in">
        <style:background-fill draw:fill="solid" draw:fill-color="#EAF4FB"/>
      </style:table-cell-properties>
    </style:style>
    <style:style style:name="TableRow92" style:family="table-row">
      <style:table-row-properties style:use-optimal-row-height="false"/>
    </style:style>
    <style:style style:name="TableCell93" style:family="table-cell">
      <style:table-cell-properties fo:border="0.0034in solid #CCCCCC" fo:background-color="#FFFFFF" style:writing-mode="lr-tb" fo:padding-top="0.0694in" fo:padding-left="0.1111in" fo:padding-bottom="0.0694in" fo:padding-right="0.1111in">
        <style:background-fill draw:fill="solid" draw:fill-color="#FFFFFF"/>
      </style:table-cell-properties>
    </style:style>
    <style:style style:name="T94" style:parent-style-name="DefaultParagraphFont" style:family="text">
      <style:text-properties fo:font-weight="bold" style:font-weight-asian="bold" style:font-weight-complex="bold"/>
    </style:style>
    <style:style style:name="TableCell95" style:family="table-cell">
      <style:table-cell-properties fo:border="0.0034in solid #CCCCCC" fo:background-color="#FFFFFF" style:writing-mode="lr-tb" fo:padding-top="0.0694in" fo:padding-left="0.1111in" fo:padding-bottom="0.0694in" fo:padding-right="0.1111in">
        <style:background-fill draw:fill="solid" draw:fill-color="#FFFFFF"/>
      </style:table-cell-properties>
    </style:style>
    <style:style style:name="TableRow96" style:family="table-row">
      <style:table-row-properties style:use-optimal-row-height="false"/>
    </style:style>
    <style:style style:name="TableCell97" style:family="table-cell">
      <style:table-cell-properties fo:border="0.0034in solid #CCCCCC" fo:background-color="#EAF4FB" style:writing-mode="lr-tb" fo:padding-top="0.0694in" fo:padding-left="0.1111in" fo:padding-bottom="0.0694in" fo:padding-right="0.1111in">
        <style:background-fill draw:fill="solid" draw:fill-color="#EAF4FB"/>
      </style:table-cell-properties>
    </style:style>
    <style:style style:name="T98" style:parent-style-name="DefaultParagraphFont" style:family="text">
      <style:text-properties fo:font-weight="bold" style:font-weight-asian="bold" style:font-weight-complex="bold"/>
    </style:style>
    <style:style style:name="TableCell99" style:family="table-cell">
      <style:table-cell-properties fo:border="0.0034in solid #CCCCCC" fo:background-color="#EAF4FB" style:writing-mode="lr-tb" fo:padding-top="0.0694in" fo:padding-left="0.1111in" fo:padding-bottom="0.0694in" fo:padding-right="0.1111in">
        <style:background-fill draw:fill="solid" draw:fill-color="#EAF4FB"/>
      </style:table-cell-properties>
    </style:style>
    <style:style style:name="TableRow100" style:family="table-row">
      <style:table-row-properties style:use-optimal-row-height="false"/>
    </style:style>
    <style:style style:name="TableCell101" style:family="table-cell">
      <style:table-cell-properties fo:border="0.0034in solid #CCCCCC" fo:background-color="#FFFFFF" style:writing-mode="lr-tb" fo:padding-top="0.0694in" fo:padding-left="0.1111in" fo:padding-bottom="0.0694in" fo:padding-right="0.1111in">
        <style:background-fill draw:fill="solid" draw:fill-color="#FFFFFF"/>
      </style:table-cell-properties>
    </style:style>
    <style:style style:name="T102" style:parent-style-name="DefaultParagraphFont" style:family="text">
      <style:text-properties fo:font-weight="bold" style:font-weight-asian="bold" style:font-weight-complex="bold"/>
    </style:style>
    <style:style style:name="TableCell103" style:family="table-cell">
      <style:table-cell-properties fo:border="0.0034in solid #CCCCCC" fo:background-color="#FFFFFF" style:writing-mode="lr-tb" fo:padding-top="0.0694in" fo:padding-left="0.1111in" fo:padding-bottom="0.0694in" fo:padding-right="0.1111in">
        <style:background-fill draw:fill="solid" draw:fill-color="#FFFFFF"/>
      </style:table-cell-properties>
    </style:style>
    <style:style style:name="P104" style:parent-style-name="Standard" style:family="paragraph">
      <style:paragraph-properties fo:margin-top="0.0694in" fo:margin-bottom="0.0694in"/>
    </style:style>
    <style:style style:name="P105" style:parent-style-name="Standard" style:family="paragraph">
      <style:paragraph-properties fo:margin-top="0.0555in" fo:margin-bottom="0.0555in"/>
    </style:style>
    <style:style style:name="T106" style:parent-style-name="DefaultParagraphFont" style:family="text">
      <style:text-properties fo:color="#000000"/>
    </style:style>
    <style:style style:name="P107" style:parent-style-name="Standard" style:family="paragraph">
      <style:paragraph-properties fo:border-top="none" fo:border-left="none" fo:border-bottom="0.0104in solid #2E75B6" fo:border-right="none" fo:padding-top="0in" fo:padding-left="0in" fo:padding-bottom="0.0138in" fo:padding-right="0in" style:shadow="none" fo:margin-top="0.1111in" fo:margin-bottom="0.1111in"/>
    </style:style>
    <style:style style:name="P108" style:parent-style-name="Heading1" style:family="paragraph">
      <style:paragraph-properties fo:margin-top="0.2222in" fo:margin-bottom="0.1111in"/>
    </style:style>
    <style:style style:name="T109" style:parent-style-name="DefaultParagraphFont" style:family="text">
      <style:text-properties style:font-name="Arial" style:font-name-asian="Arial" style:font-name-complex="Arial" fo:font-weight="bold" style:font-weight-asian="bold" style:font-weight-complex="bold" fo:color="#1F4E79"/>
    </style:style>
    <style:style style:name="P110" style:parent-style-name="Standard" style:family="paragraph">
      <style:paragraph-properties fo:margin-top="0.0555in" fo:margin-bottom="0.0555in"/>
    </style:style>
    <style:style style:name="T111" style:parent-style-name="DefaultParagraphFont" style:family="text">
      <style:text-properties fo:color="#000000"/>
    </style:style>
    <style:style style:name="P112" style:parent-style-name="Standard" style:family="paragraph">
      <style:paragraph-properties fo:margin-top="0.0694in" fo:margin-bottom="0.0694in"/>
    </style:style>
    <style:style style:name="P113" style:parent-style-name="ListParagraph" style:family="paragraph">
      <style:paragraph-properties fo:margin-top="0.0416in" fo:margin-bottom="0.0416in"/>
    </style:style>
    <style:style style:name="P114" style:parent-style-name="ListParagraph" style:family="paragraph">
      <style:paragraph-properties fo:margin-top="0.0416in" fo:margin-bottom="0.0416in"/>
    </style:style>
    <style:style style:name="P115" style:parent-style-name="ListParagraph" style:family="paragraph">
      <style:paragraph-properties fo:margin-top="0.0416in" fo:margin-bottom="0.0416in"/>
    </style:style>
    <style:style style:name="P116" style:parent-style-name="ListParagraph" style:family="paragraph">
      <style:paragraph-properties fo:margin-top="0.0416in" fo:margin-bottom="0.0416in"/>
    </style:style>
    <style:style style:name="P117" style:parent-style-name="ListParagraph" style:family="paragraph">
      <style:paragraph-properties fo:margin-top="0.0416in" fo:margin-bottom="0.0416in"/>
    </style:style>
    <style:style style:name="P118" style:parent-style-name="Standard" style:family="paragraph">
      <style:paragraph-properties fo:margin-top="0.0694in" fo:margin-bottom="0.0694in"/>
    </style:style>
    <style:style style:name="P119" style:parent-style-name="Standard" style:family="paragraph">
      <style:paragraph-properties fo:margin-top="0.0555in" fo:margin-bottom="0.0555in"/>
    </style:style>
    <style:style style:name="T120" style:parent-style-name="DefaultParagraphFont" style:family="text">
      <style:text-properties fo:color="#000000"/>
    </style:style>
    <style:style style:name="P121" style:parent-style-name="Standard" style:family="paragraph">
      <style:paragraph-properties fo:border-top="none" fo:border-left="none" fo:border-bottom="0.0104in solid #2E75B6" fo:border-right="none" fo:padding-top="0in" fo:padding-left="0in" fo:padding-bottom="0.0138in" fo:padding-right="0in" style:shadow="none" fo:margin-top="0.1111in" fo:margin-bottom="0.1111in"/>
    </style:style>
    <style:style style:name="P122" style:parent-style-name="Heading1" style:family="paragraph">
      <style:paragraph-properties fo:margin-top="0.2222in" fo:margin-bottom="0.1111in"/>
    </style:style>
    <style:style style:name="T123" style:parent-style-name="DefaultParagraphFont" style:family="text">
      <style:text-properties style:font-name="Arial" style:font-name-asian="Arial" style:font-name-complex="Arial" fo:font-weight="bold" style:font-weight-asian="bold" style:font-weight-complex="bold" fo:color="#1F4E79"/>
    </style:style>
    <style:style style:name="P124" style:parent-style-name="Standard" style:family="paragraph">
      <style:paragraph-properties fo:margin-top="0.0555in" fo:margin-bottom="0.0555in"/>
    </style:style>
    <style:style style:name="T125" style:parent-style-name="DefaultParagraphFont" style:family="text">
      <style:text-properties fo:color="#000000"/>
    </style:style>
    <style:style style:name="P126" style:parent-style-name="Standard" style:family="paragraph">
      <style:paragraph-properties fo:margin-top="0.0694in" fo:margin-bottom="0.0694in"/>
    </style:style>
    <style:style style:name="TableColumn128" style:family="table-column">
      <style:table-column-properties style:column-width="3.2506in" style:use-optimal-column-width="false"/>
    </style:style>
    <style:style style:name="TableColumn129" style:family="table-column">
      <style:table-column-properties style:column-width="3.2493in" style:use-optimal-column-width="false"/>
    </style:style>
    <style:style style:name="Table127" style:family="table">
      <style:table-properties style:width="6.5in" fo:margin-left="0.0006in" table:align="left"/>
    </style:style>
    <style:style style:name="TableRow130" style:family="table-row">
      <style:table-row-properties style:use-optimal-row-height="false"/>
    </style:style>
    <style:style style:name="TableCell131" style:family="table-cell">
      <style:table-cell-properties fo:border="0.0034in solid #CCCCCC" fo:background-color="#1F4E79" style:writing-mode="lr-tb" fo:padding-top="0.0694in" fo:padding-left="0.1111in" fo:padding-bottom="0.0694in" fo:padding-right="0.1111in">
        <style:background-fill draw:fill="solid" draw:fill-color="#1F4E79"/>
      </style:table-cell-properties>
    </style:style>
    <style:style style:name="T132" style:parent-style-name="DefaultParagraphFont" style:family="text">
      <style:text-properties fo:font-weight="bold" style:font-weight-asian="bold" style:font-weight-complex="bold" fo:color="#FFFFFF"/>
    </style:style>
    <style:style style:name="TableCell133" style:family="table-cell">
      <style:table-cell-properties fo:border="0.0034in solid #CCCCCC" fo:background-color="#1F4E79" style:writing-mode="lr-tb" fo:padding-top="0.0694in" fo:padding-left="0.1111in" fo:padding-bottom="0.0694in" fo:padding-right="0.1111in">
        <style:background-fill draw:fill="solid" draw:fill-color="#1F4E79"/>
      </style:table-cell-properties>
    </style:style>
    <style:style style:name="T134" style:parent-style-name="DefaultParagraphFont" style:family="text">
      <style:text-properties fo:font-weight="bold" style:font-weight-asian="bold" style:font-weight-complex="bold" fo:color="#FFFFFF"/>
    </style:style>
    <style:style style:name="TableRow135" style:family="table-row">
      <style:table-row-properties style:use-optimal-row-height="false"/>
    </style:style>
    <style:style style:name="TableCell136" style:family="table-cell">
      <style:table-cell-properties fo:border="0.0034in solid #CCCCCC" fo:background-color="#FFFFFF" style:writing-mode="lr-tb" fo:padding-top="0.0694in" fo:padding-left="0.1111in" fo:padding-bottom="0.0694in" fo:padding-right="0.1111in">
        <style:background-fill draw:fill="solid" draw:fill-color="#FFFFFF"/>
      </style:table-cell-properties>
    </style:style>
    <style:style style:name="T137" style:parent-style-name="DefaultParagraphFont" style:family="text">
      <style:text-properties fo:font-weight="bold" style:font-weight-asian="bold" style:font-weight-complex="bold"/>
    </style:style>
    <style:style style:name="TableCell138" style:family="table-cell">
      <style:table-cell-properties fo:border="0.0034in solid #CCCCCC" fo:background-color="#FFFFFF" style:writing-mode="lr-tb" fo:padding-top="0.0694in" fo:padding-left="0.1111in" fo:padding-bottom="0.0694in" fo:padding-right="0.1111in">
        <style:background-fill draw:fill="solid" draw:fill-color="#FFFFFF"/>
      </style:table-cell-properties>
    </style:style>
    <style:style style:name="TableRow139" style:family="table-row">
      <style:table-row-properties style:use-optimal-row-height="false"/>
    </style:style>
    <style:style style:name="TableCell140" style:family="table-cell">
      <style:table-cell-properties fo:border="0.0034in solid #CCCCCC" fo:background-color="#EAF4FB" style:writing-mode="lr-tb" fo:padding-top="0.0694in" fo:padding-left="0.1111in" fo:padding-bottom="0.0694in" fo:padding-right="0.1111in">
        <style:background-fill draw:fill="solid" draw:fill-color="#EAF4FB"/>
      </style:table-cell-properties>
    </style:style>
    <style:style style:name="T141" style:parent-style-name="DefaultParagraphFont" style:family="text">
      <style:text-properties fo:font-weight="bold" style:font-weight-asian="bold" style:font-weight-complex="bold"/>
    </style:style>
    <style:style style:name="TableCell142" style:family="table-cell">
      <style:table-cell-properties fo:border="0.0034in solid #CCCCCC" fo:background-color="#EAF4FB" style:writing-mode="lr-tb" fo:padding-top="0.0694in" fo:padding-left="0.1111in" fo:padding-bottom="0.0694in" fo:padding-right="0.1111in">
        <style:background-fill draw:fill="solid" draw:fill-color="#EAF4FB"/>
      </style:table-cell-properties>
    </style:style>
    <style:style style:name="TableRow143" style:family="table-row">
      <style:table-row-properties style:use-optimal-row-height="false"/>
    </style:style>
    <style:style style:name="TableCell144" style:family="table-cell">
      <style:table-cell-properties fo:border="0.0034in solid #CCCCCC" fo:background-color="#FFFFFF" style:writing-mode="lr-tb" fo:padding-top="0.0694in" fo:padding-left="0.1111in" fo:padding-bottom="0.0694in" fo:padding-right="0.1111in">
        <style:background-fill draw:fill="solid" draw:fill-color="#FFFFFF"/>
      </style:table-cell-properties>
    </style:style>
    <style:style style:name="T145" style:parent-style-name="DefaultParagraphFont" style:family="text">
      <style:text-properties fo:font-weight="bold" style:font-weight-asian="bold" style:font-weight-complex="bold"/>
    </style:style>
    <style:style style:name="TableCell146" style:family="table-cell">
      <style:table-cell-properties fo:border="0.0034in solid #CCCCCC" fo:background-color="#FFFFFF" style:writing-mode="lr-tb" fo:padding-top="0.0694in" fo:padding-left="0.1111in" fo:padding-bottom="0.0694in" fo:padding-right="0.1111in">
        <style:background-fill draw:fill="solid" draw:fill-color="#FFFFFF"/>
      </style:table-cell-properties>
    </style:style>
    <style:style style:name="TableRow147" style:family="table-row">
      <style:table-row-properties style:use-optimal-row-height="false"/>
    </style:style>
    <style:style style:name="TableCell148" style:family="table-cell">
      <style:table-cell-properties fo:border="0.0034in solid #CCCCCC" fo:background-color="#EAF4FB" style:writing-mode="lr-tb" fo:padding-top="0.0694in" fo:padding-left="0.1111in" fo:padding-bottom="0.0694in" fo:padding-right="0.1111in">
        <style:background-fill draw:fill="solid" draw:fill-color="#EAF4FB"/>
      </style:table-cell-properties>
    </style:style>
    <style:style style:name="T149" style:parent-style-name="DefaultParagraphFont" style:family="text">
      <style:text-properties fo:font-weight="bold" style:font-weight-asian="bold" style:font-weight-complex="bold"/>
    </style:style>
    <style:style style:name="TableCell150" style:family="table-cell">
      <style:table-cell-properties fo:border="0.0034in solid #CCCCCC" fo:background-color="#EAF4FB" style:writing-mode="lr-tb" fo:padding-top="0.0694in" fo:padding-left="0.1111in" fo:padding-bottom="0.0694in" fo:padding-right="0.1111in">
        <style:background-fill draw:fill="solid" draw:fill-color="#EAF4FB"/>
      </style:table-cell-properties>
    </style:style>
    <style:style style:name="TableRow151" style:family="table-row">
      <style:table-row-properties style:use-optimal-row-height="false"/>
    </style:style>
    <style:style style:name="TableCell152" style:family="table-cell">
      <style:table-cell-properties fo:border="0.0034in solid #CCCCCC" fo:background-color="#FFFFFF" style:writing-mode="lr-tb" fo:padding-top="0.0694in" fo:padding-left="0.1111in" fo:padding-bottom="0.0694in" fo:padding-right="0.1111in">
        <style:background-fill draw:fill="solid" draw:fill-color="#FFFFFF"/>
      </style:table-cell-properties>
    </style:style>
    <style:style style:name="T153" style:parent-style-name="DefaultParagraphFont" style:family="text">
      <style:text-properties fo:font-weight="bold" style:font-weight-asian="bold" style:font-weight-complex="bold"/>
    </style:style>
    <style:style style:name="TableCell154" style:family="table-cell">
      <style:table-cell-properties fo:border="0.0034in solid #CCCCCC" fo:background-color="#FFFFFF" style:writing-mode="lr-tb" fo:padding-top="0.0694in" fo:padding-left="0.1111in" fo:padding-bottom="0.0694in" fo:padding-right="0.1111in">
        <style:background-fill draw:fill="solid" draw:fill-color="#FFFFFF"/>
      </style:table-cell-properties>
    </style:style>
    <style:style style:name="TableRow155" style:family="table-row">
      <style:table-row-properties style:use-optimal-row-height="false"/>
    </style:style>
    <style:style style:name="TableCell156" style:family="table-cell">
      <style:table-cell-properties fo:border="0.0034in solid #CCCCCC" fo:background-color="#EAF4FB" style:writing-mode="lr-tb" fo:padding-top="0.0694in" fo:padding-left="0.1111in" fo:padding-bottom="0.0694in" fo:padding-right="0.1111in">
        <style:background-fill draw:fill="solid" draw:fill-color="#EAF4FB"/>
      </style:table-cell-properties>
    </style:style>
    <style:style style:name="T157" style:parent-style-name="DefaultParagraphFont" style:family="text">
      <style:text-properties fo:font-weight="bold" style:font-weight-asian="bold" style:font-weight-complex="bold"/>
    </style:style>
    <style:style style:name="TableCell158" style:family="table-cell">
      <style:table-cell-properties fo:border="0.0034in solid #CCCCCC" fo:background-color="#EAF4FB" style:writing-mode="lr-tb" fo:padding-top="0.0694in" fo:padding-left="0.1111in" fo:padding-bottom="0.0694in" fo:padding-right="0.1111in">
        <style:background-fill draw:fill="solid" draw:fill-color="#EAF4FB"/>
      </style:table-cell-properties>
    </style:style>
    <style:style style:name="TableRow159" style:family="table-row">
      <style:table-row-properties style:use-optimal-row-height="false"/>
    </style:style>
    <style:style style:name="TableCell160" style:family="table-cell">
      <style:table-cell-properties fo:border="0.0034in solid #CCCCCC" fo:background-color="#FFFFFF" style:writing-mode="lr-tb" fo:padding-top="0.0694in" fo:padding-left="0.1111in" fo:padding-bottom="0.0694in" fo:padding-right="0.1111in">
        <style:background-fill draw:fill="solid" draw:fill-color="#FFFFFF"/>
      </style:table-cell-properties>
    </style:style>
    <style:style style:name="T161" style:parent-style-name="DefaultParagraphFont" style:family="text">
      <style:text-properties fo:font-weight="bold" style:font-weight-asian="bold" style:font-weight-complex="bold"/>
    </style:style>
    <style:style style:name="TableCell162" style:family="table-cell">
      <style:table-cell-properties fo:border="0.0034in solid #CCCCCC" fo:background-color="#FFFFFF" style:writing-mode="lr-tb" fo:padding-top="0.0694in" fo:padding-left="0.1111in" fo:padding-bottom="0.0694in" fo:padding-right="0.1111in">
        <style:background-fill draw:fill="solid" draw:fill-color="#FFFFFF"/>
      </style:table-cell-properties>
    </style:style>
    <style:style style:name="P163" style:parent-style-name="Standard" style:family="paragraph">
      <style:paragraph-properties fo:margin-top="0.0694in" fo:margin-bottom="0.0694in"/>
    </style:style>
    <style:style style:name="P164" style:parent-style-name="Standard" style:family="paragraph">
      <style:paragraph-properties fo:margin-top="0.0555in" fo:margin-bottom="0.0555in"/>
    </style:style>
    <style:style style:name="T165" style:parent-style-name="DefaultParagraphFont" style:family="text">
      <style:text-properties fo:color="#000000"/>
    </style:style>
    <style:style style:name="P166" style:parent-style-name="Standard" style:family="paragraph">
      <style:paragraph-properties fo:border-top="none" fo:border-left="none" fo:border-bottom="0.0104in solid #2E75B6" fo:border-right="none" fo:padding-top="0in" fo:padding-left="0in" fo:padding-bottom="0.0138in" fo:padding-right="0in" style:shadow="none" fo:margin-top="0.1111in" fo:margin-bottom="0.1111in"/>
    </style:style>
    <style:style style:name="P167" style:parent-style-name="Heading1" style:family="paragraph">
      <style:paragraph-properties fo:margin-top="0.2222in" fo:margin-bottom="0.1111in"/>
    </style:style>
    <style:style style:name="T168" style:parent-style-name="DefaultParagraphFont" style:family="text">
      <style:text-properties style:font-name="Arial" style:font-name-asian="Arial" style:font-name-complex="Arial" fo:font-weight="bold" style:font-weight-asian="bold" style:font-weight-complex="bold" fo:color="#1F4E79"/>
    </style:style>
    <style:style style:name="P169" style:parent-style-name="Standard" style:family="paragraph">
      <style:paragraph-properties fo:margin-top="0.0555in" fo:margin-bottom="0.0555in"/>
    </style:style>
    <style:style style:name="T170" style:parent-style-name="DefaultParagraphFont" style:family="text">
      <style:text-properties fo:color="#000000"/>
    </style:style>
    <style:style style:name="T171" style:parent-style-name="DefaultParagraphFont" style:family="text">
      <style:text-properties fo:color="#000000"/>
    </style:style>
    <style:style style:name="P172" style:parent-style-name="Standard" style:family="paragraph">
      <style:paragraph-properties fo:margin-top="0.0694in" fo:margin-bottom="0.0694in"/>
    </style:style>
    <style:style style:name="T173" style:parent-style-name="DefaultParagraphFont" style:family="text">
      <style:text-properties style:font-name="Arial" style:font-name-asian="Arial" style:font-name-complex="Arial" fo:font-weight="bold" style:font-weight-asian="bold" style:font-weight-complex="bold" fo:color="#2E75B6"/>
    </style:style>
    <style:style style:name="P174" style:parent-style-name="ListParagraph" style:family="paragraph">
      <style:paragraph-properties fo:margin-top="0.0416in" fo:margin-bottom="0.0416in"/>
    </style:style>
    <style:style style:name="P175" style:parent-style-name="ListParagraph" style:family="paragraph">
      <style:paragraph-properties fo:margin-top="0.0416in" fo:margin-bottom="0.0416in"/>
    </style:style>
    <style:style style:name="P176" style:parent-style-name="ListParagraph" style:family="paragraph">
      <style:paragraph-properties fo:margin-top="0.0416in" fo:margin-bottom="0.0416in"/>
    </style:style>
    <style:style style:name="P177" style:parent-style-name="Standard" style:family="paragraph">
      <style:paragraph-properties fo:margin-top="0.0694in" fo:margin-bottom="0.0694in"/>
    </style:style>
    <style:style style:name="T178" style:parent-style-name="DefaultParagraphFont" style:family="text">
      <style:text-properties style:font-name="Arial" style:font-name-asian="Arial" style:font-name-complex="Arial" fo:font-weight="bold" style:font-weight-asian="bold" style:font-weight-complex="bold" fo:color="#2E75B6"/>
    </style:style>
    <style:style style:name="P179" style:parent-style-name="ListParagraph" style:family="paragraph">
      <style:paragraph-properties fo:margin-top="0.0416in" fo:margin-bottom="0.0416in"/>
    </style:style>
    <style:style style:name="P180" style:parent-style-name="ListParagraph" style:family="paragraph">
      <style:paragraph-properties fo:margin-top="0.0416in" fo:margin-bottom="0.0416in"/>
    </style:style>
    <style:style style:name="P181" style:parent-style-name="Standard" style:family="paragraph">
      <style:paragraph-properties fo:margin-top="0.0694in" fo:margin-bottom="0.0694in"/>
    </style:style>
    <style:style style:name="T182" style:parent-style-name="DefaultParagraphFont" style:family="text">
      <style:text-properties style:font-name="Arial" style:font-name-asian="Arial" style:font-name-complex="Arial" fo:font-weight="bold" style:font-weight-asian="bold" style:font-weight-complex="bold" fo:color="#2E75B6"/>
    </style:style>
    <style:style style:name="P183" style:parent-style-name="ListParagraph" style:family="paragraph">
      <style:paragraph-properties fo:margin-top="0.0416in" fo:margin-bottom="0.0416in"/>
    </style:style>
    <style:style style:name="P184" style:parent-style-name="ListParagraph" style:family="paragraph">
      <style:paragraph-properties fo:margin-top="0.0416in" fo:margin-bottom="0.0416in"/>
    </style:style>
    <style:style style:name="P185" style:parent-style-name="Standard" style:family="paragraph">
      <style:paragraph-properties fo:margin-top="0.0694in" fo:margin-bottom="0.0694in"/>
    </style:style>
    <style:style style:name="T186" style:parent-style-name="DefaultParagraphFont" style:family="text">
      <style:text-properties style:font-name="Arial" style:font-name-asian="Arial" style:font-name-complex="Arial" fo:font-weight="bold" style:font-weight-asian="bold" style:font-weight-complex="bold" fo:color="#2E75B6"/>
    </style:style>
    <style:style style:name="P187" style:parent-style-name="ListParagraph" style:family="paragraph">
      <style:paragraph-properties fo:margin-top="0.0416in" fo:margin-bottom="0.0416in"/>
    </style:style>
    <style:style style:name="P188" style:parent-style-name="ListParagraph" style:family="paragraph">
      <style:paragraph-properties fo:margin-top="0.0416in" fo:margin-bottom="0.0416in"/>
    </style:style>
    <style:style style:name="P189" style:parent-style-name="ListParagraph" style:family="paragraph">
      <style:paragraph-properties fo:margin-top="0.0416in" fo:margin-bottom="0.0416in"/>
    </style:style>
    <style:style style:name="P190" style:parent-style-name="ListParagraph" style:family="paragraph">
      <style:paragraph-properties fo:margin-top="0.0416in" fo:margin-bottom="0.0416in"/>
    </style:style>
    <style:style style:name="P191" style:parent-style-name="Standard" style:family="paragraph">
      <style:paragraph-properties fo:margin-top="0.0694in" fo:margin-bottom="0.0694in"/>
    </style:style>
    <style:style style:name="T192" style:parent-style-name="DefaultParagraphFont" style:family="text">
      <style:text-properties style:font-name="Arial" style:font-name-asian="Arial" style:font-name-complex="Arial" fo:font-weight="bold" style:font-weight-asian="bold" style:font-weight-complex="bold" fo:color="#2E75B6"/>
    </style:style>
    <style:style style:name="P193" style:parent-style-name="ListParagraph" style:family="paragraph">
      <style:paragraph-properties fo:margin-top="0.0416in" fo:margin-bottom="0.0416in"/>
    </style:style>
    <style:style style:name="P194" style:parent-style-name="ListParagraph" style:family="paragraph">
      <style:paragraph-properties fo:margin-top="0.0416in" fo:margin-bottom="0.0416in"/>
    </style:style>
    <style:style style:name="P195" style:parent-style-name="Standard" style:family="paragraph">
      <style:paragraph-properties fo:border-top="none" fo:border-left="none" fo:border-bottom="0.0104in solid #2E75B6" fo:border-right="none" fo:padding-top="0in" fo:padding-left="0in" fo:padding-bottom="0.0138in" fo:padding-right="0in" style:shadow="none" fo:margin-top="0.1111in" fo:margin-bottom="0.1111in"/>
    </style:style>
    <style:style style:name="P196" style:parent-style-name="Heading1" style:family="paragraph">
      <style:paragraph-properties fo:margin-top="0.2222in" fo:margin-bottom="0.1111in"/>
    </style:style>
    <style:style style:name="T197" style:parent-style-name="DefaultParagraphFont" style:family="text">
      <style:text-properties style:font-name="Arial" style:font-name-asian="Arial" style:font-name-complex="Arial" fo:font-weight="bold" style:font-weight-asian="bold" style:font-weight-complex="bold" fo:color="#1F4E79"/>
    </style:style>
    <style:style style:name="P198" style:parent-style-name="Standard" style:family="paragraph">
      <style:paragraph-properties fo:margin-top="0.0555in" fo:margin-bottom="0.0555in"/>
    </style:style>
    <style:style style:name="T199" style:parent-style-name="DefaultParagraphFont" style:family="text">
      <style:text-properties fo:color="#000000"/>
    </style:style>
    <style:style style:name="P200" style:parent-style-name="Standard" style:family="paragraph">
      <style:paragraph-properties fo:margin-top="0.0694in" fo:margin-bottom="0.0694in"/>
    </style:style>
    <style:style style:name="P201" style:parent-style-name="ListParagraph" style:family="paragraph">
      <style:paragraph-properties fo:margin-top="0.0416in" fo:margin-bottom="0.0416in"/>
    </style:style>
    <style:style style:name="P202" style:parent-style-name="ListParagraph" style:family="paragraph">
      <style:paragraph-properties fo:margin-top="0.0416in" fo:margin-bottom="0.0416in"/>
    </style:style>
    <style:style style:name="P203" style:parent-style-name="ListParagraph" style:family="paragraph">
      <style:paragraph-properties fo:margin-top="0.0416in" fo:margin-bottom="0.0416in"/>
    </style:style>
    <style:style style:name="P204" style:parent-style-name="ListParagraph" style:family="paragraph">
      <style:paragraph-properties fo:margin-top="0.0416in" fo:margin-bottom="0.0416in"/>
    </style:style>
    <style:style style:name="P205" style:parent-style-name="Standard" style:family="paragraph">
      <style:paragraph-properties fo:margin-top="0.0694in" fo:margin-bottom="0.0694in"/>
    </style:style>
    <style:style style:name="P206" style:parent-style-name="Standard" style:family="paragraph">
      <style:paragraph-properties fo:margin-top="0.0555in" fo:margin-bottom="0.0555in"/>
    </style:style>
    <style:style style:name="T207" style:parent-style-name="DefaultParagraphFont" style:family="text">
      <style:text-properties fo:color="#000000"/>
    </style:style>
    <style:style style:name="T208" style:parent-style-name="DefaultParagraphFont" style:family="text">
      <style:text-properties fo:color="#000000"/>
    </style:style>
    <style:style style:name="P209" style:parent-style-name="Standard" style:family="paragraph">
      <style:paragraph-properties fo:border-top="none" fo:border-left="none" fo:border-bottom="0.0104in solid #2E75B6" fo:border-right="none" fo:padding-top="0in" fo:padding-left="0in" fo:padding-bottom="0.0138in" fo:padding-right="0in" style:shadow="none" fo:margin-top="0.1111in" fo:margin-bottom="0.1111in"/>
    </style:style>
    <style:style style:name="P210" style:parent-style-name="Heading1" style:family="paragraph">
      <style:paragraph-properties fo:margin-top="0.2222in" fo:margin-bottom="0.1111in"/>
    </style:style>
    <style:style style:name="T211" style:parent-style-name="DefaultParagraphFont" style:family="text">
      <style:text-properties style:font-name="Arial" style:font-name-asian="Arial" style:font-name-complex="Arial" fo:font-weight="bold" style:font-weight-asian="bold" style:font-weight-complex="bold" fo:color="#1F4E79"/>
    </style:style>
    <style:style style:name="P212" style:parent-style-name="Standard" style:family="paragraph">
      <style:paragraph-properties fo:margin-top="0.0555in" fo:margin-bottom="0.0555in"/>
    </style:style>
    <style:style style:name="T213" style:parent-style-name="DefaultParagraphFont" style:family="text">
      <style:text-properties fo:color="#000000"/>
    </style:style>
    <style:style style:name="P214" style:parent-style-name="ListParagraph" style:family="paragraph">
      <style:paragraph-properties fo:margin-top="0.0416in" fo:margin-bottom="0.0416in"/>
    </style:style>
    <style:style style:name="P215" style:parent-style-name="ListParagraph" style:family="paragraph">
      <style:paragraph-properties fo:margin-top="0.0416in" fo:margin-bottom="0.0416in"/>
    </style:style>
    <style:style style:name="P216" style:parent-style-name="ListParagraph" style:family="paragraph">
      <style:paragraph-properties fo:margin-top="0.0416in" fo:margin-bottom="0.0416in"/>
    </style:style>
    <style:style style:name="P217" style:parent-style-name="ListParagraph" style:family="paragraph">
      <style:paragraph-properties fo:margin-top="0.0416in" fo:margin-bottom="0.0416in"/>
    </style:style>
    <style:style style:name="P218" style:parent-style-name="ListParagraph" style:family="paragraph">
      <style:paragraph-properties fo:margin-top="0.0416in" fo:margin-bottom="0.0416in"/>
    </style:style>
    <style:style style:name="P219" style:parent-style-name="Standard" style:family="paragraph">
      <style:paragraph-properties fo:margin-top="0.0694in" fo:margin-bottom="0.0694in"/>
    </style:style>
    <style:style style:name="P220" style:parent-style-name="Standard" style:family="paragraph">
      <style:paragraph-properties fo:margin-top="0.0555in" fo:margin-bottom="0.0555in"/>
    </style:style>
    <style:style style:name="T221" style:parent-style-name="DefaultParagraphFont" style:family="text">
      <style:text-properties fo:color="#000000"/>
    </style:style>
    <style:style style:name="P222" style:parent-style-name="Standard" style:family="paragraph">
      <style:paragraph-properties fo:border-top="none" fo:border-left="none" fo:border-bottom="0.0104in solid #2E75B6" fo:border-right="none" fo:padding-top="0in" fo:padding-left="0in" fo:padding-bottom="0.0138in" fo:padding-right="0in" style:shadow="none" fo:margin-top="0.1111in" fo:margin-bottom="0.1111in"/>
    </style:style>
    <style:style style:name="P223" style:parent-style-name="Standard" style:family="paragraph">
      <style:paragraph-properties fo:text-align="center" fo:margin-top="0.1388in" fo:margin-bottom="0.0555in"/>
    </style:style>
    <style:style style:name="T224" style:parent-style-name="DefaultParagraphFont" style:family="text">
      <style:text-properties fo:font-style="italic" style:font-style-asian="italic" style:font-style-complex="italic" fo:color="#555555"/>
    </style:style>
    <style:style style:name="P225" style:parent-style-name="Standard" style:family="paragraph">
      <style:paragraph-properties fo:text-align="center" fo:margin-top="0.0555in" fo:margin-bottom="0.1388in"/>
    </style:style>
    <style:style style:name="T226" style:parent-style-name="DefaultParagraphFont" style:family="text">
      <style:text-properties fo:font-weight="bold" style:font-weight-asian="bold" style:font-weight-complex="bold" fo:color="#1F4E79" fo:font-size="13pt" style:font-size-asian="13pt" style:font-size-complex="13pt"/>
    </style:style>
  </office:automatic-styles>
  <office:body>
    <office:text text:use-soft-page-breaks="true">
      <text:p text:style-name="P1"><text:span text:style-name="T6">Your Handyman &amp; Landscaping Website</text:span></text:p>
      <text:p text:style-name="P7"><text:span text:style-name="T8">A Full Breakdown of What I Am Building for You</text:span></text:p>
      <text:p text:style-name="P9"><text:span text:style-name="T10">Prepared by<text:s/></text:span><text:span text:style-name="T11">Kheiven</text:span><text:span text:style-name="T12"><text:s text:c="2"/>| <text:s/>March 2026</text:span></text:p>
      <text:p text:style-name="P13"/>
      <text:h text:style-name="P14" text:outline-level="1"><text:span text:style-name="T15">1. What This Website Is</text:span></text:h>
      <text:p text:style-name="P16"><text:span text:style-name="T17">I am building you a professional website for your handyman and landscaping business. The idea is straightforward: customers find you online, see your work, learn about your services, and request a booking. You get notified, confirm the job, and the website handles all the back-and-forth communication automatically.</text:span></text:p>
      <text:p text:style-name="P18"/>
      <text:p text:style-name="P19"><text:span text:style-name="T20">Here is what the website does for you on its own, without you having to do anything manually:</text:span></text:p>
      <text:list text:style-name="WWNum2">
        <text:list-item text:start-value="1">
          <text:p text:style-name="P21">Receives appointment requests from customers and saves them for you to review</text:p>
        </text:list-item>
        <text:list-item>
          <text:p text:style-name="P22">Sends the customer an automatic confirmation that their request came through</text:p>
        </text:list-item>
        <text:list-item>
          <text:p text:style-name="P23">Reminds both you and the customer the day before the job</text:p>
        </text:list-item>
        <text:list-item>
          <text:p text:style-name="P24">Lets customers track your arrival in real time on the day of the job</text:p>
        </text:list-item>
        <text:list-item>
          <text:p text:style-name="P25">Sends a thank-you to the customer after the job is done</text:p>
        </text:list-item>
        <text:list-item>
          <text:p text:style-name="P26">Keeps a full history of every booking you have ever received</text:p>
        </text:list-item>
      </text:list>
      <text:p text:style-name="P27"/>
      <text:h text:style-name="P28" text:outline-level="1"><text:span text:style-name="T29">2. What Your Customers Will See</text:span></text:h>
      <text:p text:style-name="P30"><text:span text:style-name="T31">When someone visits your website, here is what they will find and how it flows.</text:span></text:p>
      <text:p text:style-name="P32"/>
      <text:h text:style-name="Heading2" text:outline-level="2"><text:span text:style-name="T33">Home Page</text:span></text:h>
      <text:p text:style-name="P34">This is the first page they land on. It shows who you are, what you do, a gallery of your past work with before and after photos, and reviews from customers you have already worked with. It is designed to make a strong first impression and give people a reason to reach out.</text:p>
      <text:p text:style-name="P35"/>
      <text:p text:style-name="Normal"><text:span text:style-name="T36">Services Page</text:span></text:p>
      <text:p text:style-name="P37"><text:span text:style-name="T38">A dedicated page listing everything you offer, with a description and price range for each service. I have planned for the following based on our conversations so far:</text:span></text:p>
      <text:list text:style-name="WWNum2" text:continue-numbering="true">
        <text:list-item>
          <text:p text:style-name="P39">Handyman work (general repairs, carpentry, installations)</text:p>
        </text:list-item>
        <text:list-item>
          <text:p text:style-name="P40">Landscaping (lawn care, design, tree work)</text:p>
        </text:list-item>
        <text:list-item>
          <text:p text:style-name="P41">Power washing (driveways, fences, home exteriors)</text:p>
        </text:list-item>
        <text:list-item>
          <text:p text:style-name="P42">Painting (interior and exterior)</text:p>
        </text:list-item>
      </text:list>
      <text:p text:style-name="P43"/>
      <text:p text:style-name="P44"><text:span text:style-name="T45">If there are services you want to add or remove, just let me know and I will adjust.</text:span></text:p>
      <text:p text:style-name="P46"/>
      <text:soft-page-break/>
      <text:h text:style-name="Heading2" text:outline-level="2"><text:span text:style-name="T47">Booking Page</text:span></text:h>
      <text:p text:style-name="P48"><text:span text:style-name="T49">This is where a customer fills out a form to request an appointment. They enter their name, address, the service they need, and a preferred date and time. Once they submit it, the website saves the request and sends them a confirmation. You get notified right away as well.</text:span></text:p>
      <text:p text:style-name="P50"/>
      <text:h text:style-name="Heading2" text:outline-level="2"><text:span text:style-name="T51">Appointment Tracking Page</text:span></text:h>
      <text:p text:style-name="P52"><text:span text:style-name="T53">After a booking is confirmed, the customer receives a private link by email. On the day of the job they can open that link and see a live status update: whether you have confirmed, are on your way, or have arrived. It works similarly to a delivery tracker. You control the status updates from your end, and their page updates automatically.</text:span></text:p>
      <text:p text:style-name="P54"/>
      <text:h text:style-name="P55" text:outline-level="1"><text:span text:style-name="T56">3. Your Admin Dashboard</text:span></text:h>
      <text:p text:style-name="P57"><text:span text:style-name="T58">I am building you a private section of the website that only you can access. You log in with a password and it gives you full control over your bookings. Here is a breakdown of what you can do from it:</text:span></text:p>
      <text:p text:style-name="P59"/>
      <table:table table:style-name="Table60">
        <table:table-columns>
          <table:table-column table:style-name="TableColumn61"/>
          <table:table-column table:style-name="TableColumn62"/>
        </table:table-columns>
        <table:table-row table:style-name="TableRow63">
          <table:table-cell table:style-name="TableCell64">
            <text:p text:style-name="Standard"><text:span text:style-name="T65">Action</text:span></text:p>
          </table:table-cell>
          <table:table-cell table:style-name="TableCell66">
            <text:p text:style-name="Standard"><text:span text:style-name="T67">What Happens</text:span></text:p>
          </table:table-cell>
        </table:table-row>
        <table:table-row table:style-name="TableRow68">
          <table:table-cell table:style-name="TableCell69">
            <text:p text:style-name="Standard"><text:span text:style-name="T70">View new bookings</text:span></text:p>
          </table:table-cell>
          <table:table-cell table:style-name="TableCell71">
            <text:p text:style-name="Standard">See all incoming requests with customer name, service, date, address, and contact info</text:p>
          </table:table-cell>
        </table:table-row>
        <table:table-row table:style-name="TableRow72">
          <table:table-cell table:style-name="TableCell73">
            <text:p text:style-name="Standard"><text:span text:style-name="T74">Confirm a booking</text:span></text:p>
          </table:table-cell>
          <table:table-cell table:style-name="TableCell75">
            <text:p text:style-name="Standard">The customer gets an automatic email letting them know the appointment is locked in</text:p>
          </table:table-cell>
        </table:table-row>
        <table:table-row table:style-name="TableRow76">
          <table:table-cell table:style-name="TableCell77">
            <text:p text:style-name="Standard"><text:span text:style-name="T78">Decline a booking</text:span></text:p>
          </table:table-cell>
          <table:table-cell table:style-name="TableCell79">
            <text:p text:style-name="Standard">The customer gets a polite automatic message letting them know you are not available</text:p>
          </table:table-cell>
        </table:table-row>
        <table:table-row table:style-name="TableRow80">
          <table:table-cell table:style-name="TableCell81">
            <text:p text:style-name="Standard"><text:span text:style-name="T82">Mark as On My Way</text:span></text:p>
          </table:table-cell>
          <table:table-cell table:style-name="TableCell83">
            <text:p text:style-name="Standard">The customer's tracking page updates in real time with your estimated arrival</text:p>
          </table:table-cell>
        </table:table-row>
        <table:table-row table:style-name="TableRow84">
          <table:table-cell table:style-name="TableCell85">
            <text:p text:style-name="Standard"><text:span text:style-name="T86">Mark as Arrived</text:span></text:p>
          </table:table-cell>
          <table:table-cell table:style-name="TableCell87">
            <text:p text:style-name="Standard">The customer's tracker updates so they know you are there</text:p>
          </table:table-cell>
        </table:table-row>
        <table:table-row table:style-name="TableRow88">
          <table:table-cell table:style-name="TableCell89">
            <text:p text:style-name="Standard"><text:span text:style-name="T90">Mark as Complete</text:span></text:p>
          </table:table-cell>
          <table:table-cell table:style-name="TableCell91">
            <text:p text:style-name="Standard">The customer gets an automatic thank-you email after the job is finished</text:p>
          </table:table-cell>
        </table:table-row>
        <table:table-row table:style-name="TableRow92">
          <table:table-cell table:style-name="TableCell93">
            <text:p text:style-name="Standard"><text:span text:style-name="T94">View job history</text:span></text:p>
          </table:table-cell>
          <table:table-cell table:style-name="TableCell95">
            <text:p text:style-name="Standard">See a full record of every booking you have received, confirmed, and completed</text:p>
          </table:table-cell>
        </table:table-row>
        <table:table-row table:style-name="TableRow96">
          <table:table-cell table:style-name="TableCell97">
            <text:p text:style-name="Standard"><text:span text:style-name="T98">Manage photos</text:span></text:p>
          </table:table-cell>
          <table:table-cell table:style-name="TableCell99">
            <text:p text:style-name="Standard">Add before and after photos from jobs to your portfolio section on the site</text:p>
          </table:table-cell>
        </table:table-row>
        <table:table-row table:style-name="TableRow100">
          <table:table-cell table:style-name="TableCell101">
            <text:p text:style-name="Standard"><text:span text:style-name="T102">Manage reviews</text:span></text:p>
          </table:table-cell>
          <table:table-cell table:style-name="TableCell103">
            <text:p text:style-name="Standard">Review and approve customer feedback before it appears publicly on the site</text:p>
          </table:table-cell>
        </table:table-row>
      </table:table>
      <text:p text:style-name="P104"/>
      <text:p text:style-name="P105"><text:span text:style-name="T106">You will not need to manually send emails or texts for any of the above. The website takes care of that communication. You just make the call on whether to confirm or decline a job, and everything else flows from there.</text:span></text:p>
      <text:p text:style-name="P107"/>
      <text:h text:style-name="P108" text:outline-level="1"><text:span text:style-name="T109">4. The Automatic Email System</text:span></text:h>
      <text:p text:style-name="P110"><text:span text:style-name="T111">Every email that goes to your customers is written and sent by the website automatically. Here is the full sequence of what goes out and when:</text:span></text:p>
      <text:p text:style-name="P112"/>
      <text:list text:style-name="WWNum2" text:continue-numbering="true">
        <text:list-item>
          <text:p text:style-name="P113">When a customer submits a booking request: they receive an email confirming that their request came through and that you will follow up within 24 hours</text:p>
        </text:list-item>
        <text:list-item>
          <text:p text:style-name="P114">When you confirm their booking: they receive a confirmation with the date, time, and your contact number</text:p>
        </text:list-item>
        <text:list-item>
          <text:p text:style-name="P115">24 hours before the appointment: both you and the customer receive a reminder</text:p>
        </text:list-item>
        <text:list-item>
          <text:p text:style-name="P116">When you mark yourself as on the way: they receive a message with your estimated arrival time</text:p>
        </text:list-item>
        <text:list-item>
          <text:p text:style-name="P117">After you mark the job as complete: they receive a thank-you email with a link to leave a review</text:p>
        </text:list-item>
      </text:list>
      <text:p text:style-name="P118"/>
      <text:p text:style-name="P119"><text:span text:style-name="T120">All of these messages are sent automatically. You do not write or schedule any of them. The wording can be adjusted to match how you want to come across to your customers.</text:span></text:p>
      <text:p text:style-name="P121"/>
      <text:h text:style-name="P122" text:outline-level="1"><text:span text:style-name="T123">5. What It Costs to Run</text:span></text:h>
      <text:p text:style-name="P124"><text:span text:style-name="T125">I have structured this so that the ongoing costs are as low as possible. Here is what running the site actually costs each month:</text:span></text:p>
      <text:p text:style-name="P126"/>
      <table:table table:style-name="Table127">
        <table:table-columns>
          <table:table-column table:style-name="TableColumn128"/>
          <table:table-column table:style-name="TableColumn129"/>
        </table:table-columns>
        <table:table-row table:style-name="TableRow130">
          <table:table-cell table:style-name="TableCell131">
            <text:p text:style-name="Standard"><text:span text:style-name="T132">What</text:span></text:p>
          </table:table-cell>
          <table:table-cell table:style-name="TableCell133">
            <text:p text:style-name="Standard"><text:span text:style-name="T134">Cost</text:span></text:p>
          </table:table-cell>
        </table:table-row>
        <table:table-row table:style-name="TableRow135">
          <table:table-cell table:style-name="TableCell136">
            <text:p text:style-name="Standard"><text:span text:style-name="T137">Website hosting</text:span></text:p>
          </table:table-cell>
          <table:table-cell table:style-name="TableCell138">
            <text:p text:style-name="Standard">Free</text:p>
          </table:table-cell>
        </table:table-row>
        <table:table-row table:style-name="TableRow139">
          <table:table-cell table:style-name="TableCell140">
            <text:p text:style-name="Standard"><text:span text:style-name="T141">Database (where bookings are stored)</text:span></text:p>
          </table:table-cell>
          <table:table-cell table:style-name="TableCell142">
            <text:p text:style-name="Standard">Free</text:p>
          </table:table-cell>
        </table:table-row>
        <table:table-row table:style-name="TableRow143">
          <table:table-cell table:style-name="TableCell144">
            <text:p text:style-name="Standard"><text:span text:style-name="T145">Automatic emails</text:span></text:p>
          </table:table-cell>
          <table:table-cell table:style-name="TableCell146">
            <text:p text:style-name="Standard">Free for up to 100 per day</text:p>
          </table:table-cell>
        </table:table-row>
        <table:table-row table:style-name="TableRow147">
          <table:table-cell table:style-name="TableCell148">
            <text:p text:style-name="Standard"><text:span text:style-name="T149">Login and security system</text:span></text:p>
          </table:table-cell>
          <table:table-cell table:style-name="TableCell150">
            <text:p text:style-name="Standard">Free</text:p>
          </table:table-cell>
        </table:table-row>
        <table:table-row table:style-name="TableRow151">
          <table:table-cell table:style-name="TableCell152">
            <text:p text:style-name="Standard"><text:span text:style-name="T153">Text message reminders (optional)</text:span></text:p>
          </table:table-cell>
          <table:table-cell table:style-name="TableCell154">
            <text:p text:style-name="Standard">Around $10 per month</text:p>
          </table:table-cell>
        </table:table-row>
        <table:table-row table:style-name="TableRow155">
          <table:table-cell table:style-name="TableCell156">
            <text:p text:style-name="Standard"><text:span text:style-name="T157">Domain name (e.g. yourbusiness.com)</text:span></text:p>
          </table:table-cell>
          <table:table-cell table:style-name="TableCell158">
            <text:p text:style-name="Standard">$10 to $12 per year</text:p>
          </table:table-cell>
        </table:table-row>
        <table:table-row table:style-name="TableRow159">
          <table:table-cell table:style-name="TableCell160">
            <text:p text:style-name="Standard"><text:span text:style-name="T161">Total</text:span></text:p>
          </table:table-cell>
          <table:table-cell table:style-name="TableCell162">
            <text:p text:style-name="Standard">$0 per month, or around $10 to $12 per month if you add texts</text:p>
          </table:table-cell>
        </table:table-row>
      </table:table>
      <text:p text:style-name="P163"/>
      <text:p text:style-name="P164"><text:span text:style-name="T165">A single job from the website more than covers a full year of running it.</text:span></text:p>
      <text:p text:style-name="P166"/>
      <text:h text:style-name="P167" text:outline-level="1"><text:span text:style-name="T168">6. What I Need From You</text:span></text:h>
      <text:p text:style-name="P169"><text:span text:style-name="T170">Before I can finish building the site, I need some information from you. This is the foundation of what goes on<text:s/></text:span><text:soft-page-break/><text:span text:style-name="T171">the website, so the more detail you can give me the better. Here is what I am looking for:</text:span></text:p>
      <text:p text:style-name="P172"/>
      <text:h text:style-name="Heading2" text:outline-level="2"><text:span text:style-name="T173">Your Services</text:span></text:h>
      <text:list text:style-name="WWNum2" text:continue-numbering="true">
        <text:list-item>
          <text:p text:style-name="P174">What services do you offer? List them out with as much detail as you want on what each one includes</text:p>
        </text:list-item>
        <text:list-item>
          <text:p text:style-name="P175">Do you have a price range for any of them, or do you prefer to give quotes after seeing the job?</text:p>
        </text:list-item>
        <text:list-item>
          <text:p text:style-name="P176">Are there any services you specialize in or want to highlight more than others?</text:p>
        </text:list-item>
      </text:list>
      <text:p text:style-name="P177"/>
      <text:h text:style-name="Heading2" text:outline-level="2"><text:span text:style-name="T178">Your Work Area</text:span></text:h>
      <text:list text:style-name="WWNum2" text:continue-numbering="true">
        <text:list-item>
          <text:p text:style-name="P179">What cities, neighborhoods, or zip codes do you work in?</text:p>
        </text:list-item>
        <text:list-item>
          <text:p text:style-name="P180">How many jobs are you currently doing per week on average?</text:p>
        </text:list-item>
      </text:list>
      <text:p text:style-name="P181"/>
      <text:h text:style-name="Heading2" text:outline-level="2"><text:span text:style-name="T182">Photos and Media</text:span></text:h>
      <text:list text:style-name="WWNum2" text:continue-numbering="true">
        <text:list-item>
          <text:p text:style-name="P183">Do you have before and after photos from any past jobs? Phone photos work fine.</text:p>
        </text:list-item>
        <text:list-item>
          <text:p text:style-name="P184">Do you have a logo for the business, or should I put something together?</text:p>
        </text:list-item>
      </text:list>
      <text:p text:style-name="P185"/>
      <text:h text:style-name="Heading2" text:outline-level="2"><text:span text:style-name="T186">Contact and Business Info</text:span></text:h>
      <text:list text:style-name="WWNum2" text:continue-numbering="true">
        <text:list-item>
          <text:p text:style-name="P187">What phone number should customers use to reach you?</text:p>
        </text:list-item>
        <text:list-item>
          <text:p text:style-name="P188">What email address do you want attached to the business?</text:p>
        </text:list-item>
        <text:list-item>
          <text:p text:style-name="P189">Do you have a Facebook, Instagram, or any other social media page for the business?</text:p>
        </text:list-item>
        <text:list-item>
          <text:p text:style-name="P190">Do you have a business name yet? We still need to figure that out, and I can help if you want to brainstorm.</text:p>
        </text:list-item>
      </text:list>
      <text:p text:style-name="P191"/>
      <text:h text:style-name="Heading2" text:outline-level="2"><text:span text:style-name="T192">Your Preferences</text:span></text:h>
      <text:list text:style-name="WWNum2" text:continue-numbering="true">
        <text:list-item>
          <text:p text:style-name="P193">Do you want customers to receive text message reminders as well as emails, or just emails?</text:p>
        </text:list-item>
        <text:list-item>
          <text:p text:style-name="P194">Do you want customers to be able to pay online when they book, or will you handle payment in person?</text:p>
        </text:list-item>
      </text:list>
      <text:p text:style-name="P195"/>
      <text:h text:style-name="P196" text:outline-level="1"><text:span text:style-name="T197">7. Build Timeline</text:span></text:h>
      <text:p text:style-name="P198"><text:span text:style-name="T199">Here is how I am planning to build this out in stages. Each phase builds on the last so that nothing is rushed:</text:span></text:p>
      <text:p text:style-name="P200"/>
      <text:list text:style-name="WWNum2" text:continue-numbering="true">
        <text:list-item>
          <text:p text:style-name="P201">Weeks 1 and 2: The main website with your services listed, the booking form, and the automated email confirmations and reminders</text:p>
        </text:list-item>
        <text:list-item>
          <text:p text:style-name="P202">Week 3: Your admin dashboard with booking management, plus the customer tracking page</text:p>
        </text:list-item>
        <text:list-item>
          <text:p text:style-name="P203">Week 4: The photo gallery, reviews section, and security review</text:p>
        </text:list-item>
        <text:list-item>
          <text:p text:style-name="P204">Week 5: Full testing across devices and browsers, final adjustments, and launch</text:p>
        </text:list-item>
      </text:list>
      <text:p text:style-name="P205"/>
      <text:p text:style-name="P206"><text:span text:style-name="T207">Once it is live, I will walk you through how to use the admin dashboard so you feel confident managing it on<text:s/></text:span><text:soft-page-break/><text:span text:style-name="T208">your own.</text:span></text:p>
      <text:p text:style-name="P209"/>
      <text:h text:style-name="P210" text:outline-level="1"><text:span text:style-name="T211">8. What You Will Not Have to Do Anymore</text:span></text:h>
      <text:p text:style-name="P212"><text:span text:style-name="T213">One of the main goals of this website is to take repetitive work off your plate. Once it is running, here is what the site handles so you do not have to:</text:span></text:p>
      <text:list text:style-name="WWNum2" text:continue-numbering="true">
        <text:list-item>
          <text:p text:style-name="P214">Manually texting or emailing customers to confirm appointments</text:p>
        </text:list-item>
        <text:list-item>
          <text:p text:style-name="P215">Setting phone reminders for every job the night before</text:p>
        </text:list-item>
        <text:list-item>
          <text:p text:style-name="P216">Following up after a job to ask for a review</text:p>
        </text:list-item>
        <text:list-item>
          <text:p text:style-name="P217">Tracking your bookings in a notes app or spreadsheet</text:p>
        </text:list-item>
        <text:list-item>
          <text:p text:style-name="P218">Calling customers back just to confirm details you already have</text:p>
        </text:list-item>
      </text:list>
      <text:p text:style-name="P219"/>
      <text:p text:style-name="P220"><text:span text:style-name="T221">The goal is for the website to run the admin side of things so you can focus on the actual work.</text:span></text:p>
      <text:p text:style-name="P222"/>
      <text:p text:style-name="P223"><text:span text:style-name="T224">If you have any questions about any of this, reach out and I will walk you through it.</text:span></text:p>
      <text:p text:style-name="P225"><text:span text:style-name="T226">Let's build something great for your busines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default-outline-level="1">
      <style:text-properties fo:color="#2E74B5" fo:font-size="16pt" style:font-size-asian="16pt" style:font-size-complex="16pt" fo:hyphenate="false"/>
    </style:style>
    <style:style style:name="Heading2" style:display-name="Heading 2" style:family="paragraph" style:parent-style-name="Heading" style:default-outline-level="2">
      <style:text-properties fo:color="#2E74B5" fo:font-size="13pt" style:font-size-asian="13pt" style:font-size-complex="13pt" fo:hyphenate="false"/>
    </style:style>
    <style:style style:name="Heading3" style:display-name="Heading 3" style:family="paragraph" style:parent-style-name="Heading" style:default-outline-level="3">
      <style:text-properties fo:color="#1F4D78" fo:font-size="12pt" style:font-size-asian="12pt" style:font-size-complex="12pt" fo:hyphenate="false"/>
    </style:style>
    <style:style style:name="Heading4" style:display-name="Heading 4" style:family="paragraph" style:parent-style-name="Heading" style:default-outline-level="4">
      <style:text-properties fo:font-style="italic" style:font-style-asian="italic" style:font-style-complex="italic" fo:color="#2E74B5" fo:hyphenate="false"/>
    </style:style>
    <style:style style:name="Heading5" style:display-name="Heading 5" style:family="paragraph" style:parent-style-name="Heading" style:default-outline-level="5">
      <style:text-properties fo:color="#2E74B5" fo:hyphenate="false"/>
    </style:style>
    <style:style style:name="Heading6" style:display-name="Heading 6" style:family="paragraph" style:parent-style-name="Heading" style:default-outline-level="6">
      <style:text-properties fo:color="#1F4D78"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Heading">
      <style:text-properties fo:font-size="28pt" style:font-size-asian="28pt" style:font-size-complex="28pt" fo:hyphenate="false"/>
    </style:style>
    <style:style style:name="StrongEmphasis" style:display-name="Strong Emphasis" style:family="paragraph">
      <style:text-properties fo:font-weight="bold" style:font-weight-asian="bold" style:font-weight-complex="bold" fo:hyphenate="false"/>
    </style:style>
    <style:style style:name="ListParagraph" style:display-name="List Paragraph" style:family="paragraph">
      <style:text-properties fo:hyphenate="false"/>
    </style:style>
    <style:style style:name="Footnote" style:display-name="Footnote" style:family="paragraph" style:parent-style-name="Standard">
      <style:text-properties fo:font-size="10pt" style:font-size-asian="10pt" style:font-size-complex="10pt" fo:hyphenate="false"/>
    </style:style>
    <style:style style:name="Endnote" style:display-name="Endnote" style:family="paragraph" style:parent-style-name="Standard">
      <style:text-properties fo:font-size="10pt" style:font-size-asian="10pt" style:font-size-complex="10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Internetlink" style:display-name="Internet link" style:family="text">
      <style:text-properties fo:color="#0563C1" style:text-underline-type="single" style:text-underline-style="solid" style:text-underline-width="auto" style:text-underline-mode="continuous" style:text-underline-color="font-color"/>
    </style:style>
    <style:style style:name="FootnoteSymbol" style:display-name="Footnote Symbol" style:family="text">
      <style:text-properties style:text-position="super 63.6%"/>
    </style:style>
    <style:style style:name="Footnoteanchor" style:display-name="Footnote anchor" style:family="text">
      <style:text-properties style:text-position="super 63.6%"/>
    </style:style>
    <style:style style:name="FootnoteTextChar" style:display-name="Footnote Text Char" style:family="text">
      <style:text-properties fo:font-size="10pt" style:font-size-asian="10pt" style:font-size-complex="10pt"/>
    </style:style>
    <style:style style:name="EndnoteSymbol" style:display-name="Endnote Symbol" style:family="text">
      <style:text-properties style:text-position="super 63.6%"/>
    </style:style>
    <style:style style:name="Endnoteanchor" style:display-name="Endnote anchor" style:family="text">
      <style:text-properties style:text-position="super 63.6%"/>
    </style:style>
    <style:style style:name="EndnoteTextChar" style:display-name="Endnote Text Char" style:family="text">
      <style:text-properties fo:font-size="10pt" style:font-size-asian="10pt" style:font-size-complex="10pt"/>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number:num-list-format style:name="NLF0">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Standard" style:family="paragraph">
      <style:paragraph-properties fo:border-top="none" fo:border-left="none" fo:border-bottom="0.0069in solid #CCCCCC" fo:border-right="none" fo:padding-top="0in" fo:padding-left="0in" fo:padding-bottom="0.0138in" fo:padding-right="0in" style:shadow="none" fo:margin-bottom="0.1388in"/>
    </style:style>
    <style:style style:name="T3" style:parent-style-name="DefaultParagraphFont" style:family="text">
      <style:text-properties fo:color="#888888" fo:font-size="10pt" style:font-size-asian="10pt" style:font-size-complex="10pt"/>
    </style:style>
    <style:style style:name="P4" style:parent-style-name="Standard" style:family="paragraph">
      <style:paragraph-properties fo:border-top="0.0069in solid #CCCCCC" fo:border-left="none" fo:border-bottom="none" fo:border-right="none" fo:padding-top="0.0138in" fo:padding-left="0in" fo:padding-bottom="0in" fo:padding-right="0in" style:shadow="none" fo:margin-top="0.1111in"/>
    </style:style>
    <style:style style:name="T5" style:parent-style-name="DefaultParagraphFont" style:family="text">
      <style:text-properties fo:color="#888888" fo:font-size="9pt" style:font-size-asian="9pt" style:font-size-complex="9pt"/>
    </style:style>
  </office:automatic-styles>
  <office:master-styles>
    <style:master-page style:name="MP0" style:page-layout-name="PL0">
      <style:header>
        <text:p text:style-name="P2"><text:span text:style-name="T3">Your Business Website: Project Overview</text:span></text:p>
      </style:header>
      <style:footer>
        <text:p text:style-name="P4"><text:span text:style-name="T5">Prepared for Marc <text:s/>| <text:s/>Page<text:s/></text:span><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Un-named</meta:initial-creator>
    <dc:creator>Kheiven D'haiti</dc:creator>
    <meta:creation-date>2026-03-14T19:36:00Z</meta:creation-date>
    <dc:date>2026-03-14T20:34:00Z</dc:date>
    <meta:template xlink:href="Normal.dotm" xlink:type="simple"/>
    <meta:editing-cycles>2</meta:editing-cycles>
    <meta:editing-duration>PT3420S</meta:editing-duration>
    <meta:user-defined meta:name="GrammarlyDocumentId">135056b1-9899-4cfb-8106-5238d5e7bed6</meta:user-defined>
    <meta:document-statistic meta:page-count="5" meta:paragraph-count="15" meta:word-count="1180" meta:character-count="7894" meta:row-count="56" meta:non-whitespace-character-count="6729"/>
  </office:meta>
</office:document-meta>
</file>